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marker-start="Marker_5f_0" draw:marker-start-width="0.297cm" svg:stroke-opacity="100%" draw:stroke-linejoin="round" svg:stroke-linecap="round" draw:fill="none" fo:padding-top="0.133cm" fo:padding-bottom="0.133cm" fo:padding-left="0.258cm" fo:padding-right="0.258cm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5.06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fo:min-height="5.06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000000"/>
    </style:style>
    <style:style style:name="T1" style:family="text">
      <style:text-properties fo:color="#000000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style:font-name="Calibri1" fo:font-size="16pt" style:font-name-asian="Calibri1" style:font-size-asian="16pt" style:font-name-complex="Calibri1" style:font-size-complex="16pt"/>
    </style:style>
    <style:style style:name="T3" style:family="text">
      <style:text-properties fo:color="#000000" style:font-name="Calibri1" fo:font-size="16pt" fo:font-style="italic" fo:font-weight="bold" style:font-name-asian="Calibri1" style:font-size-asian="16pt" style:font-style-asian="italic" style:font-weight-asian="bold" style:font-name-complex="Calibri1" style:font-size-complex="16pt" style:font-style-complex="italic" style:font-weight-complex="bold"/>
    </style:style>
    <style:style style:name="T4" style:family="text">
      <style:text-properties fo:color="#000000" style:font-name="Calibri1" fo:font-size="14pt" style:font-name-asian="Calibri1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polyline draw:style-name="gr1" draw:text-style-name="P1" draw:layer="layout" svg:width="0cm" svg:height="3.399cm" svg:x="11cm" svg:y="17.4cm" svg:viewBox="0 0 0 3400" draw:points="0,0 0,3400 0,3400">
          <text:p/>
        </draw:polyline>
        <draw:g>
          <draw:g>
            <draw:polygon draw:style-name="gr2" draw:text-style-name="P2" draw:layer="layout" svg:width="6.6cm" svg:height="1cm" svg:x="7.6cm" svg:y="1.9cm" svg:viewBox="0 0 6601 1001" draw:points="0,1001 6601,1001 6601,0 0,0">
              <text:p/>
            </draw:polygon>
            <draw:polygon draw:style-name="gr3" draw:text-style-name="P1" draw:layer="layout" svg:width="6.6cm" svg:height="1cm" svg:x="7.6cm" svg:y="1.9cm" svg:viewBox="0 0 6601 1001" draw:points="0,1001 6601,1001 6601,0 0,0">
              <text:p/>
            </draw:polygon>
          </draw:g>
          <draw:frame draw:style-name="gr4" draw:text-style-name="P1" draw:layer="layout" svg:width="6.6cm" svg:height="1cm" svg:x="7.6cm" svg:y="1.9cm">
            <draw:text-box>
              <text:p text:style-name="P3"><text:span text:style-name="T1">Customers</text:span></text:p>
            </draw:text-box>
          </draw:frame>
        </draw:g>
        <draw:g>
          <draw:g>
            <draw:polygon draw:style-name="gr2" draw:text-style-name="P2" draw:layer="layout" svg:width="6.6cm" svg:height="5.35cm" svg:x="7.6cm" svg:y="2.9cm" svg:viewBox="0 0 6601 5351" draw:points="0,5351 6601,5351 6601,0 0,0">
              <text:p/>
            </draw:polygon>
            <draw:polygon draw:style-name="gr3" draw:text-style-name="P1" draw:layer="layout" svg:width="6.6cm" svg:height="5.35cm" svg:x="7.6cm" svg:y="2.9cm" svg:viewBox="0 0 6601 5351" draw:points="0,5351 6601,5351 6601,0 0,0">
              <text:p/>
            </draw:polygon>
          </draw:g>
          <draw:frame draw:style-name="gr5" draw:text-style-name="P1" draw:layer="layout" svg:width="6.6cm" svg:height="5.35cm" svg:x="7.6cm" svg:y="2.9cm">
            <draw:text-box>
              <text:p text:style-name="P4"><text:span text:style-name="T2">- id_customer: int</text:span></text:p>
              <text:p text:style-name="P4"><text:span text:style-name="T2">- name_customer: string</text:span></text:p>
              <text:p text:style-name="P4"><text:span text:style-name="T2">- address: string</text:span></text:p>
              <text:p text:style-name="P4"><text:span text:style-name="T2">- phone: string</text:span></text:p>
              <text:p text:style-name="P4"><text:span text:style-name="T2">- email: string</text:span></text:p>
            </draw:text-box>
          </draw:frame>
        </draw:g>
        <draw:g>
          <draw:g>
            <draw:polygon draw:style-name="gr2" draw:text-style-name="P2" draw:layer="layout" svg:width="6.6cm" svg:height="1cm" svg:x="7.7cm" svg:y="11.05cm" svg:viewBox="0 0 6601 1001" draw:points="0,1001 6601,1001 6601,0 0,0">
              <text:p/>
            </draw:polygon>
            <draw:polygon draw:style-name="gr3" draw:text-style-name="P1" draw:layer="layout" svg:width="6.6cm" svg:height="1cm" svg:x="7.7cm" svg:y="11.05cm" svg:viewBox="0 0 6601 1001" draw:points="0,1001 6601,1001 6601,0 0,0">
              <text:p/>
            </draw:polygon>
          </draw:g>
          <draw:frame draw:style-name="gr4" draw:text-style-name="P1" draw:layer="layout" svg:width="6.6cm" svg:height="1cm" svg:x="7.7cm" svg:y="11.05cm">
            <draw:text-box>
              <text:p text:style-name="P3"><text:span text:style-name="T3">Order</text:span></text:p>
            </draw:text-box>
          </draw:frame>
        </draw:g>
        <draw:g>
          <draw:g>
            <draw:polygon draw:style-name="gr2" draw:text-style-name="P2" draw:layer="layout" svg:width="6.6cm" svg:height="5.35cm" svg:x="7.7cm" svg:y="12.05cm" svg:viewBox="0 0 6601 5351" draw:points="0,5351 6601,5351 6601,0 0,0">
              <text:p/>
            </draw:polygon>
            <draw:polygon draw:style-name="gr3" draw:text-style-name="P1" draw:layer="layout" svg:width="6.6cm" svg:height="5.35cm" svg:x="7.7cm" svg:y="12.05cm" svg:viewBox="0 0 6601 5351" draw:points="0,5351 6601,5351 6601,0 0,0">
              <text:p/>
            </draw:polygon>
          </draw:g>
          <draw:frame draw:style-name="gr6" draw:text-style-name="P1" draw:layer="layout" svg:width="6.6cm" svg:height="5.35cm" svg:x="7.7cm" svg:y="12.05cm">
            <draw:text-box>
              <text:p text:style-name="P4"><text:span text:style-name="T2">- id_order: int</text:span></text:p>
              <text:p text:style-name="P4"><text:span text:style-name="T2">- id_customer: int</text:span></text:p>
              <text:p text:style-name="P4"><text:span text:style-name="T2">- date: string</text:span></text:p>
            </draw:text-box>
          </draw:frame>
        </draw:g>
        <draw:g>
          <draw:g>
            <draw:polygon draw:style-name="gr2" draw:text-style-name="P2" draw:layer="layout" svg:width="6.6cm" svg:height="1cm" svg:x="7.7cm" svg:y="20.749cm" svg:viewBox="0 0 6601 1001" draw:points="0,1001 6601,1001 6601,0 0,0">
              <text:p/>
            </draw:polygon>
            <draw:polygon draw:style-name="gr3" draw:text-style-name="P1" draw:layer="layout" svg:width="6.6cm" svg:height="1cm" svg:x="7.7cm" svg:y="20.749cm" svg:viewBox="0 0 6601 1001" draw:points="0,1001 6601,1001 6601,0 0,0">
              <text:p/>
            </draw:polygon>
          </draw:g>
          <draw:frame draw:style-name="gr4" draw:text-style-name="P1" draw:layer="layout" svg:width="6.6cm" svg:height="1cm" svg:x="7.7cm" svg:y="20.749cm">
            <draw:text-box>
              <text:p text:style-name="P3"><text:span text:style-name="T1">Film</text:span></text:p>
            </draw:text-box>
          </draw:frame>
        </draw:g>
        <draw:g>
          <draw:g>
            <draw:polygon draw:style-name="gr2" draw:text-style-name="P2" draw:layer="layout" svg:width="6.6cm" svg:height="5.35cm" svg:x="7.7cm" svg:y="21.749cm" svg:viewBox="0 0 6601 5351" draw:points="0,5351 6601,5351 6601,0 0,0">
              <text:p/>
            </draw:polygon>
            <draw:polygon draw:style-name="gr3" draw:text-style-name="P1" draw:layer="layout" svg:width="6.6cm" svg:height="5.35cm" svg:x="7.7cm" svg:y="21.749cm" svg:viewBox="0 0 6601 5351" draw:points="0,5351 6601,5351 6601,0 0,0">
              <text:p/>
            </draw:polygon>
          </draw:g>
          <draw:frame draw:style-name="gr6" draw:text-style-name="P1" draw:layer="layout" svg:width="6.6cm" svg:height="5.35cm" svg:x="7.7cm" svg:y="21.749cm">
            <draw:text-box>
              <text:p text:style-name="P4"><text:span text:style-name="T2">- name_film: string</text:span></text:p>
              <text:p text:style-name="P4"><text:span text:style-name="T2">- price: int</text:span></text:p>
            </draw:text-box>
          </draw:frame>
        </draw:g>
        <draw:g>
          <draw:polygon draw:style-name="gr7" draw:text-style-name="P5" draw:layer="layout" svg:width="1cm" svg:height="0.75cm" svg:x="10cm" svg:y="8.3cm" svg:viewBox="0 0 1001 751" draw:points="0,376 501,0 1001,376 501,751">
            <text:p/>
          </draw:polygon>
          <draw:polygon draw:style-name="gr8" draw:text-style-name="P1" draw:layer="layout" svg:width="1cm" svg:height="0.75cm" svg:x="10cm" svg:y="8.3cm" svg:viewBox="0 0 1001 751" draw:points="0,376 501,0 1001,376 501,751">
            <text:p/>
          </draw:polygon>
        </draw:g>
        <draw:line draw:style-name="gr3" draw:text-style-name="P1" draw:layer="layout" svg:x1="10.5cm" svg:y1="9.05cm" svg:x2="10.5cm" svg:y2="11.05cm">
          <text:p/>
        </draw:line>
        <draw:frame draw:style-name="gr9" draw:text-style-name="P1" draw:layer="layout" svg:width="5.362cm" svg:height="0.878cm" svg:x="9cm" svg:y="8.261cm">
          <draw:text-box>
            <text:p text:style-name="P3"><text:span text:style-name="T4">1</text:span></text:p>
          </draw:text-box>
        </draw:frame>
        <draw:frame draw:style-name="gr9" draw:text-style-name="P1" draw:layer="layout" svg:width="5.362cm" svg:height="0.878cm" svg:x="9.319cm" svg:y="10.114cm">
          <draw:text-box>
            <text:p text:style-name="P3"><text:span text:style-name="T4">1…*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12T12:15:23.461000000</dc:date>
    <meta:creation-date>2020-04-17T17:04:46Z</meta:creation-date>
    <meta:generator>LibreOffice/6.4.4.2$Windows_x86 LibreOffice_project/3d775be2011f3886db32dfd395a6a6d1ca2630ff</meta:generator>
    <meta:editing-duration>PT8M39S</meta:editing-duration>
    <meta:editing-cycles>1</meta:editing-cycles>
    <meta:document-statistic meta:object-count="37"/>
  </office:meta>
</office:document-meta>
</file>